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8000001A0A99A0856E6F51FC9.png" manifest:media-type="image/png"/>
  <manifest:file-entry manifest:full-path="Pictures/100000000000013B000001EC0FDB0F34AD34DF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2" text:anchor-type="char" svg:width="8.334cm" svg:height="13.018cm" draw:z-index="1"><draw:image xlink:href="Pictures/100000000000013B000001EC0FDB0F34AD34DFE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1" text:anchor-type="char" svg:width="14.605cm" svg:height="11.007cm" draw:z-index="0"><draw:image xlink:href="Pictures/1000000000000228000001A0A99A0856E6F51F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11:04:23.749338101</meta:creation-date>
    <dc:date>2023-06-12T11:05:33.398893386</dc:date>
    <meta:editing-duration>PT1M1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